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2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3" style:family="graphic" style:parent-style-name="objectwithoutfill">
      <style:graphic-properties svg:stroke-width="0.04cm" draw:marker-start-width="0.26cm" draw:marker-end="Arrow" draw:marker-end-width="0.26cm" draw:fill="none" draw:textarea-vertical-align="middle" fo:padding-top="0.145cm" fo:padding-bottom="0.145cm" fo:padding-left="0.27cm" fo:padding-right="0.2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Open Sans'" style:font-family-generic="swiss" style:font-pitch="variable" fo:font-size="17pt" style:font-size-asian="17pt" style:font-size-complex="17pt"/>
    </style:style>
    <style:style style:name="P3" style:family="paragraph">
      <style:paragraph-properties fo:text-align="center"/>
      <style:text-properties style:text-underline-style="none"/>
    </style:style>
    <style:style style:name="P4" style:family="paragraph">
      <style:paragraph-properties fo:text-align="center"/>
      <style:text-properties fo:font-family="'Open Sans'" style:font-family-generic="swiss" style:font-pitch="variable" fo:font-size="17pt" style:text-underline-style="none" style:font-size-asian="17pt" style:font-size-complex="17pt"/>
    </style:style>
    <style:style style:name="P5" style:family="paragraph">
      <style:paragraph-properties fo:text-align="center"/>
      <style:text-properties fo:font-family="'Open Sans'" style:font-family-generic="swiss" style:font-pitch="variable" fo:font-size="12pt" style:font-size-asian="12pt" style:font-size-complex="12pt"/>
    </style:style>
    <style:style style:name="P6" style:family="paragraph">
      <style:paragraph-properties fo:text-align="center"/>
      <style:text-properties fo:font-family="'Open Sans'" style:font-family-generic="swiss" style:font-pitch="variable" fo:font-size="17pt" style:text-underline-style="solid" style:text-underline-width="auto" style:text-underline-color="font-color" style:font-size-asian="17pt" style:font-size-complex="17pt"/>
    </style:style>
    <style:style style:name="P7" style:family="paragraph">
      <style:paragraph-properties fo:text-align="center"/>
      <style:text-properties style:text-underline-style="solid" style:text-underline-width="auto" style:text-underline-color="font-color"/>
    </style:style>
    <style:style style:name="P8" style:family="paragraph">
      <style:text-properties fo:font-family="'Open Sans'" style:font-family-generic="swiss" style:font-pitch="variable" fo:font-size="12pt" style:font-size-asian="12pt" style:font-size-complex="12pt"/>
    </style:style>
    <style:style style:name="P9" style:family="paragraph">
      <style:paragraph-properties fo:text-align="center"/>
      <style:text-properties fo:font-size="9pt" style:font-size-asian="9pt" style:font-size-complex="9pt"/>
    </style:style>
    <style:style style:name="P10" style:family="paragraph">
      <style:paragraph-properties fo:text-align="center"/>
      <style:text-properties fo:font-family="'Open Sans'" style:font-family-generic="swiss" style:font-pitch="variable" fo:font-size="9pt" style:font-size-asian="9pt" style:font-size-complex="9pt"/>
    </style:style>
    <style:style style:name="P11" style:family="paragraph">
      <style:paragraph-properties fo:text-align="center"/>
      <style:text-properties fo:font-size="16pt" style:font-size-asian="16pt" style:font-size-complex="16pt"/>
    </style:style>
    <style:style style:name="P12" style:family="paragraph">
      <style:paragraph-properties fo:text-align="center"/>
      <style:text-properties fo:font-family="'Open Sans'" style:font-family-generic="swiss" style:font-pitch="variable" fo:font-size="16pt" style:font-size-asian="16pt" style:font-size-complex="16pt"/>
    </style:style>
    <style:style style:name="T1" style:family="text">
      <style:text-properties fo:font-family="'Open Sans'" style:font-family-generic="swiss" style:font-pitch="variable" fo:font-size="17pt" style:font-size-asian="17pt" style:font-size-complex="17pt"/>
    </style:style>
    <style:style style:name="T2" style:family="text">
      <style:text-properties fo:font-family="'Open Sans'" style:font-family-generic="swiss" style:font-pitch="variable" fo:font-size="17pt" style:text-underline-style="none" style:font-size-asian="17pt" style:font-size-complex="17pt"/>
    </style:style>
    <style:style style:name="T3" style:family="text">
      <style:text-properties fo:font-family="'Open Sans'" style:font-family-generic="swiss" style:font-pitch="variable" fo:font-size="12pt" style:font-size-asian="12pt" style:font-size-complex="12pt"/>
    </style:style>
    <style:style style:name="T4" style:family="text">
      <style:text-properties fo:font-family="'Open Sans'" style:font-family-generic="swiss" style:font-pitch="variable" fo:font-size="17pt" style:text-underline-style="solid" style:text-underline-width="auto" style:text-underline-color="font-color" style:font-size-asian="17pt" style:font-size-complex="17pt"/>
    </style:style>
    <style:style style:name="T5" style:family="text">
      <style:text-properties fo:font-family="'Open Sans'" style:font-family-generic="swiss" style:font-pitch="variable" fo:font-size="9pt" style:font-size-asian="9pt" style:font-size-complex="9pt"/>
    </style:style>
    <style:style style:name="T6" style:family="text">
      <style:text-properties fo:font-family="'Open Sans'" style:font-family-generic="swiss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cm" svg:height="0.3cm" svg:x="5.8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8cm" svg:height="0.9cm" svg:x="2.8cm" svg:y="11cm">
          <text:p text:style-name="P1"><text:span text:style-name="T1">override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.6cm" svg:y1="11.4cm" svg:x2="2.6cm" svg:y2="11.4cm">
          <text:p/>
        </draw:line>
        <draw:custom-shape draw:style-name="gr2" draw:text-style-name="P4" draw:layer="layout" svg:width="2.8cm" svg:height="0.9cm" svg:x="7.5cm" svg:y="4.6cm">
          <text:p text:style-name="P3"><text:span text:style-name="T2">manual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8cm" svg:height="0.9cm" svg:x="7.5cm" svg:y="11cm">
          <text:p text:style-name="P1"><text:span text:style-name="T1">assiste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8cm" svg:height="0.9cm" svg:x="7.5cm" svg:y="17.4cm">
          <text:p text:style-name="P1"><text:span text:style-name="T1">auto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6.3cm" svg:y1="11.4cm" svg:x2="7.3cm" svg:y2="11.4cm">
          <text:p/>
        </draw:line>
        <draw:line draw:style-name="gr3" draw:text-style-name="P1" draw:layer="layout" svg:x1="6.2cm" svg:y1="11.8cm" svg:x2="7.3cm" svg:y2="17.8cm">
          <text:p/>
        </draw:line>
        <draw:line draw:style-name="gr3" draw:text-style-name="P1" draw:layer="layout" svg:x1="6.2cm" svg:y1="11.1cm" svg:x2="7.3cm" svg:y2="5cm">
          <text:p/>
        </draw:line>
        <draw:custom-shape draw:style-name="gr2" draw:text-style-name="P5" draw:layer="layout" svg:width="1.2cm" svg:height="0.6cm" draw:transform="rotate (1.5707963267949) translate (5.6cm 10.8cm)">
          <text:p text:style-name="P1"><text:span text:style-name="T3">SW1</text:span></text:p>
          <draw:enhanced-geometry svg:viewBox="0 0 21600 21600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3cm" svg:height="0.3cm" svg:x="10.5cm" svg:y="1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1.2cm" svg:height="0.6cm" draw:transform="rotate (1.5707963267949) translate (10.3cm 10.8cm)">
          <text:p text:style-name="P1"><text:span text:style-name="T3">SW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1.2cm" svg:height="0.6cm" draw:transform="rotate (1.5707963267949) translate (10.3cm 17.2cm)">
          <text:p text:style-name="P1"><text:span text:style-name="T3">SW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8cm" svg:height="0.9cm" svg:x="12.2cm" svg:y="15.6cm">
          <text:p text:style-name="P1"><text:span text:style-name="T1">RTL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0.9cm" svg:y1="18.2cm" svg:x2="11.9cm" svg:y2="19.8cm">
          <text:p/>
        </draw:line>
        <draw:line draw:style-name="gr3" draw:text-style-name="P1" draw:layer="layout" svg:x1="10.9cm" svg:y1="17.5cm" svg:x2="12cm" svg:y2="16cm">
          <text:p/>
        </draw:line>
        <draw:custom-shape draw:style-name="gr2" draw:text-style-name="P4" draw:layer="layout" svg:width="2.8cm" svg:height="0.9cm" svg:x="12.167cm" svg:y="19.278cm">
          <text:p text:style-name="P3"><text:span text:style-name="T2">missio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3cm" svg:height="0.3cm" svg:x="1.9cm" svg:y="2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0.5cm" svg:y="11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0.3cm" svg:x="1.9cm" svg:y="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8cm" svg:height="0.9cm" svg:x="12.2cm" svg:y="9.2cm">
          <text:p text:style-name="P1"><text:span text:style-name="T4">seatbelt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0.9cm" svg:y1="11.8cm" svg:x2="11.9cm" svg:y2="13.4cm">
          <text:p/>
        </draw:line>
        <draw:line draw:style-name="gr3" draw:text-style-name="P1" draw:layer="layout" svg:x1="10.9cm" svg:y1="11.1cm" svg:x2="12cm" svg:y2="9.6cm">
          <text:p/>
        </draw:line>
        <draw:custom-shape draw:style-name="gr2" draw:text-style-name="P4" draw:layer="layout" svg:width="2.8cm" svg:height="0.9cm" svg:x="12.2cm" svg:y="13cm">
          <text:p text:style-name="P1"><text:span text:style-name="T2">autolan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8cm" svg:height="0.9cm" svg:x="12.2cm" svg:y="11.1cm">
          <text:p text:style-name="P1"><text:span text:style-name="T1">simple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1cm" svg:y1="11.456cm" svg:x2="12cm" svg:y2="11.456cm">
          <text:p/>
        </draw:line>
        <draw:custom-shape draw:style-name="gr2" draw:text-style-name="P2" draw:layer="layout" svg:width="2.8cm" svg:height="0.9cm" svg:x="12.2cm" svg:y="17.4cm">
          <text:p text:style-name="P1"><text:span text:style-name="T1">loiter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1.027cm" svg:y1="17.844cm" svg:x2="12.027cm" svg:y2="17.844cm">
          <text:p/>
        </draw:line>
        <draw:custom-shape draw:style-name="gr2" draw:text-style-name="P5" draw:layer="layout" svg:width="1.2cm" svg:height="0.6cm" draw:transform="rotate (1.5707963267949) translate (15.1cm 19.3cm)">
          <text:p text:style-name="P1"><text:span text:style-name="T3">SW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8cm" svg:height="0.9cm" svg:x="16.9cm" svg:y="17.5cm">
          <text:p text:style-name="P1"><text:span text:style-name="T1">offboar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5.6cm" svg:y1="20.1cm" svg:x2="16.6cm" svg:y2="21.7cm">
          <text:p/>
        </draw:line>
        <draw:line draw:style-name="gr3" draw:text-style-name="P1" draw:layer="layout" svg:x1="15.6cm" svg:y1="19.4cm" svg:x2="16.7cm" svg:y2="17.9cm">
          <text:p/>
        </draw:line>
        <draw:custom-shape draw:style-name="gr2" draw:text-style-name="P6" draw:layer="layout" svg:width="2.8cm" svg:height="0.9cm" svg:x="16.867cm" svg:y="21.178cm">
          <text:p text:style-name="P7"><text:span text:style-name="T4">onboar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8" draw:layer="layout" svg:width="4.033cm" svg:height="0.827cm" svg:x="2.19cm" svg:y="21cm">
          <draw:text-box>
            <text:p><text:span text:style-name="T3">mandatory switch</text:span></text:p>
          </draw:text-box>
        </draw:frame>
        <draw:frame draw:style-name="gr4" draw:text-style-name="P8" draw:layer="layout" svg:width="3.487cm" svg:height="0.827cm" svg:x="2.19cm" svg:y="21.7cm">
          <draw:text-box>
            <text:p><text:span text:style-name="T3">optional switch</text:span></text:p>
          </draw:text-box>
        </draw:frame>
        <draw:custom-shape draw:style-name="gr1" draw:text-style-name="P1" draw:layer="layout" svg:width="0.3cm" svg:height="0.3cm" svg:x="15.2cm" svg:y="1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0.3cm" svg:x="10.5cm" svg:y="4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0" draw:layer="layout" svg:width="1.922cm" svg:height="0.6cm" draw:transform="rotate (0.928689694986183) translate (10.168cm 4.239cm)">
          <text:p text:style-name="P9"><text:span text:style-name="T5">rotorcraf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8cm" svg:height="0.9cm" svg:x="12.2cm" svg:y="2.822cm">
          <text:p text:style-name="P1"><text:span text:style-name="T1">stabilize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0.9cm" svg:y1="5.322cm" svg:x2="12cm" svg:y2="6.8cm">
          <text:p/>
        </draw:line>
        <draw:line draw:style-name="gr3" draw:text-style-name="P1" draw:layer="layout" svg:x1="10.9cm" svg:y1="4.722cm" svg:x2="12cm" svg:y2="3.222cm">
          <text:p/>
        </draw:line>
        <draw:custom-shape draw:style-name="gr2" draw:text-style-name="P4" draw:layer="layout" svg:width="2.8cm" svg:height="0.9cm" svg:x="12.167cm" svg:y="6.4cm">
          <text:p text:style-name="P3"><text:span text:style-name="T2">direct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0" draw:layer="layout" svg:width="1.922cm" svg:height="0.6cm" draw:transform="rotate (0.928689694986183) translate (10.268cm 7.04cm)">
          <text:p text:style-name="P9"><text:span text:style-name="T5">airplane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1" draw:text-style-name="P1" draw:layer="layout" svg:width="0.3cm" svg:height="0.3cm" svg:x="5.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8cm" svg:height="0.9cm" svg:x="2.8cm" svg:y="4.9cm">
          <text:p text:style-name="P1"><text:span text:style-name="T1">input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.6cm" svg:y1="5.3cm" svg:x2="2.6cm" svg:y2="5.3cm">
          <text:p/>
        </draw:line>
        <draw:custom-shape draw:style-name="gr2" draw:text-style-name="P5" draw:layer="layout" svg:width="1.2cm" svg:height="0.6cm" draw:transform="rotate (1.5707963267949) translate (5.6cm 4.7cm)">
          <text:p text:style-name="P1"><text:span text:style-name="T3">SWX</text:span></text:p>
          <draw:enhanced-geometry svg:viewBox="0 0 21600 21600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2.8cm" svg:height="0.9cm" svg:x="7.6cm" svg:y="3.122cm">
          <text:p text:style-name="P7"><text:span text:style-name="T4">body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6.3cm" svg:y1="5.622cm" svg:x2="7.4cm" svg:y2="7.1cm">
          <text:p/>
        </draw:line>
        <draw:line draw:style-name="gr3" draw:text-style-name="P1" draw:layer="layout" svg:x1="6.3cm" svg:y1="5.022cm" svg:x2="7.4cm" svg:y2="3.522cm">
          <text:p/>
        </draw:line>
        <draw:custom-shape draw:style-name="gr2" draw:text-style-name="P4" draw:layer="layout" svg:width="2.8cm" svg:height="0.9cm" svg:x="7.567cm" svg:y="6.7cm">
          <text:p text:style-name="P3"><text:span text:style-name="T2">worl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3cm" svg:height="0.3cm" svg:x="5.8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8cm" svg:height="0.9cm" svg:x="2.8cm" svg:y="11.2cm">
          <text:p text:style-name="P1"><text:span text:style-name="T1">bounding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.6cm" svg:y1="11.6cm" svg:x2="2.6cm" svg:y2="11.6cm">
          <text:p/>
        </draw:line>
        <draw:custom-shape draw:style-name="gr2" draw:text-style-name="P5" draw:layer="layout" svg:width="1.2cm" svg:height="0.6cm" draw:transform="rotate (1.5707963267949) translate (5.6cm 11cm)">
          <text:p text:style-name="P1"><text:span text:style-name="T3">SWX</text:span></text:p>
          <draw:enhanced-geometry svg:viewBox="0 0 21600 21600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2.8cm" svg:height="0.9cm" svg:x="7.6cm" svg:y="9.422cm">
          <text:p text:style-name="P7"><text:span text:style-name="T4">off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6.3cm" svg:y1="11.922cm" svg:x2="7.4cm" svg:y2="13.4cm">
          <text:p/>
        </draw:line>
        <draw:line draw:style-name="gr3" draw:text-style-name="P1" draw:layer="layout" svg:x1="6.3cm" svg:y1="11.322cm" svg:x2="7.4cm" svg:y2="9.822cm">
          <text:p/>
        </draw:line>
        <draw:custom-shape draw:style-name="gr2" draw:text-style-name="P4" draw:layer="layout" svg:width="2.8cm" svg:height="0.9cm" svg:x="7.567cm" svg:y="13cm">
          <text:p text:style-name="P3"><text:span text:style-name="T2">o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3cm" svg:height="0.3cm" svg:x="5.8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2.8cm" svg:height="0.9cm" svg:x="2.8cm" svg:y="17.5cm">
          <text:p text:style-name="P11"><text:span text:style-name="T6">avoidance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.6cm" svg:y1="17.9cm" svg:x2="2.6cm" svg:y2="17.9cm">
          <text:p/>
        </draw:line>
        <draw:custom-shape draw:style-name="gr2" draw:text-style-name="P5" draw:layer="layout" svg:width="1.2cm" svg:height="0.6cm" draw:transform="rotate (1.5707963267949) translate (5.6cm 17.3cm)">
          <text:p text:style-name="P1"><text:span text:style-name="T3">SWX</text:span></text:p>
          <draw:enhanced-geometry svg:viewBox="0 0 21600 21600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2.8cm" svg:height="0.9cm" svg:x="7.6cm" svg:y="15.722cm">
          <text:p text:style-name="P7"><text:span text:style-name="T4">off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6.3cm" svg:y1="18.222cm" svg:x2="7.4cm" svg:y2="19.7cm">
          <text:p/>
        </draw:line>
        <draw:line draw:style-name="gr3" draw:text-style-name="P1" draw:layer="layout" svg:x1="6.3cm" svg:y1="17.622cm" svg:x2="7.4cm" svg:y2="16.122cm">
          <text:p/>
        </draw:line>
        <draw:custom-shape draw:style-name="gr2" draw:text-style-name="P4" draw:layer="layout" svg:width="2.8cm" svg:height="0.9cm" svg:x="7.567cm" svg:y="19.3cm">
          <text:p text:style-name="P3"><text:span text:style-name="T2">o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30T22:53:49</meta:creation-date>
    <meta:generator>LibreOffice/3.6$MacOSX_x86 LibreOffice_project/e29a214-2bbed72-0621de6-a97528c-8f066d</meta:generator>
    <dc:date>2013-01-20T18:57:51</dc:date>
    <meta:editing-duration>PT41M26S</meta:editing-duration>
    <meta:editing-cycles>7</meta:editing-cycles>
    <meta:print-date>2013-01-20T17:26:49</meta:print-date>
    <meta:document-statistic meta:object-count="67"/>
  </office:meta>
</office:document-meta>
</file>